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T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Standard" style:list-style-name="LFO2" style:family="paragraph"/>
    <style:style style:name="P13" style:parent-style-name="Standard" style:list-style-name="LFO2" style:family="paragraph"/>
    <style:style style:name="P14" style:parent-style-name="Standard" style:list-style-name="LFO2" style:family="paragraph"/>
    <style:style style:name="P15" style:parent-style-name="Standard" style:list-style-name="LFO2" style:family="paragraph"/>
    <style:style style:name="P16" style:parent-style-name="Standard" style:list-style-name="LFO2" style:family="paragraph"/>
  </office:automatic-styles>
  <office:body>
    <office:text text:use-soft-page-breaks="true">
      <text:p text:style-name="P1">Spécifications :</text:p>
      <text:list text:style-name="LFO1" text:continue-numbering="true">
        <text:list-item>
          <text:p text:style-name="P2">Lecture et analyse syntaxique d’un fichier log format Apache</text:p>
        </text:list-item>
        <text:list-item>
          <text:p text:style-name="P3">Calcul du nombre de consultation par documents (page html, php, js, css, ...)</text:p>
        </text:list-item>
        <text:list-item>
          <text:p text:style-name="P4">Affichage des documents les plus consultés (10)</text:p>
        </text:list-item>
        <text:list-item>
          <text:p text:style-name="P5">Génération d’un graphe (.dot) qui représente les parcours entre les documents avec pondération</text:p>
        </text:list-item>
        <text:list-item>
          <text:p text:style-name="P6">Exclusion des documents de type image, css, javascript (option -e)</text:p>
        </text:list-item>
        <text:list-item>
          <text:p text:style-name="P7">Choix d’un créneau horaire d’une heure (option -t XX)</text:p>
        </text:list-item>
        <text:list-item>
          <text:p text:style-name="P8">Vérification des options de la ligne de commandes → affichage de messages d’erreur sur stderr et fin du programme</text:p>
        </text:list-item>
      </text:list>
      <text:p text:style-name="Standard"/>
      <text:p text:style-name="Standard"><text:span text:style-name="T9">Tests :</text:span><text:s/>Réalisés sur un petit jeu de données (quelques dizaines de lignes max)</text:p>
      <text:list text:style-name="LFO2" text:continue-numbering="true">
        <text:list-item>
          <text:p text:style-name="P10">Test de la lecture/analyse du fichier : affichage de la LigneLog dans le cas d’une ligne complète ; dans le cas d’une ligne avec informations manquantes (-).</text:p>
        </text:list-item>
        <text:list-item>
          <text:p text:style-name="P11">On vérifie que le nombre de consultation par page est juste.</text:p>
        </text:list-item>
        <text:list-item>
          <text:p text:style-name="P12">On vérifie que le top 10 affiché est le bon. On vérifie qu’il n’y a pas de problème si les données comportent moins de 10 documents différents.</text:p>
        </text:list-item>
        <text:list-item>
          <text:p text:style-name="P13">On vérifie que le fichier .dot généré est bon</text:p>
        </text:list-item>
        <text:list-item>
          <text:p text:style-name="P14">On vérifie que les types exclus ne sont pas pris en compte. On vérifie sur des données avec uniquement des types exclus.</text:p>
        </text:list-item>
        <text:list-item>
          <text:p text:style-name="P15">On vérifie que les autres fuseaux horaires ne sont pas pris en compte. On vérifie sur des données avec uniquement des fuseaux non pris.</text:p>
        </text:list-item>
        <text:list-item>
          <text:p text:style-name="P16">On vérifie les différentes combinaisons d’options. On vérifie notamment les combinaisons non valides qui provoquent des messages d’erreur.</text:p>
        </text:list-item>
      </text:list>
      <text:p text:style-name="Standard"/>
      <text:p text:style-name="Standard"/>
      <text:p text:style-name="Standard"/>
      <text:p text:style-name="Standard">Implémentation du graphe : Liste d’adjacenc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mbre Hutier</dc:creator>
    <meta:creation-date>2023-01-20T15:10:00Z</meta:creation-date>
    <dc:date>2023-02-09T11:52:00Z</dc:date>
    <meta:template xlink:href="Normal.dotm" xlink:type="simple"/>
    <meta:editing-cycles>4</meta:editing-cycles>
    <meta:editing-duration>PT1800S</meta:editing-duration>
    <meta:document-statistic meta:page-count="1" meta:paragraph-count="2" meta:word-count="225" meta:character-count="1465" meta:row-count="10" meta:non-whitespace-character-count="1242"/>
  </office:meta>
</office:document-meta>
</file>